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7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fo:background-color="#ef413d"/>
      <style:text-properties fo:color="#ce181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f413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daa2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color="#ce181e"/>
    </style:style>
    <style:style style:name="ce15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daa2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9a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column table:style-name="co6" table:default-cell-style-name="Default"/>
        <table:table-column table:style-name="co5" table:default-cell-style-name="ce13"/>
        <table:table-column table:style-name="co3" table:number-columns-repeated="4" table:default-cell-style-name="Default"/>
        <table:table-column table:style-name="co6" table:default-cell-style-name="Default"/>
        <table:table-column table:style-name="co5" table:default-cell-style-name="ce13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6" table:default-cell-style-name="ce13"/>
        <table:table-row table:style-name="ro1" table:number-rows-repeated="3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8" table:number-rows-spanned="1">
            <text:p>lowbw.ini load before calibration</text:p>
          </table:table-cell>
          <table:covered-table-cell table:number-columns-repeated="5"/>
          <table:covered-table-cell table:style-name="Default"/>
          <table:covered-table-cell table:number-columns-repeated="4"/>
          <table:covered-table-cell table:style-name="Default"/>
          <table:covered-table-cell table:number-columns-repeated="5"/>
          <table:covered-table-cell table:style-name="Default"/>
          <table:table-cell table:style-name="ce5" office:value-type="string" calcext:value-type="string" table:number-columns-spanned="6" table:number-rows-spanned="1">
            <text:p>default lime calibration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892.4</text:p>
          </table:table-cell>
          <table:covered-table-cell table:number-columns-repeated="5"/>
          <table:table-cell table:style-name="ce6" office:value-type="float" office:value="1819" calcext:value-type="float" table:number-columns-spanned="6" table:number-rows-spanned="1">
            <text:p>1819</text:p>
          </table:table-cell>
          <table:covered-table-cell table:number-columns-repeated="4"/>
          <table:covered-table-cell table:style-name="Default"/>
          <table:table-cell table:style-name="ce5" office:value-type="float" office:value="2135" calcext:value-type="float" table:number-columns-spanned="6" table:number-rows-spanned="1">
            <text:p>2135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style-name="ce9"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style-name="ce9"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5"/>
          <table:table-cell table:style-name="ce7" table:number-columns-repeated="4"/>
          <table:table-cell table:number-columns-repeated="1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table:style-name="ce7" table:number-columns-repeated="4"/>
          <table:table-cell table:number-columns-repeated="4"/>
          <table:table-cell table:style-name="ce7" office:value-type="float" office:value="24000" calcext:value-type="float">
            <text:p>24000</text:p>
          </table:table-cell>
          <table:table-cell table:style-name="ce14"/>
          <table:table-cell table:style-name="ce7" table:number-columns-repeated="4"/>
          <table:table-cell table:style-name="ce7" office:value-type="float" office:value="24000" calcext:value-type="float">
            <text:p>24000</text:p>
          </table:table-cell>
          <table:table-cell table:style-name="ce14"/>
          <table:table-cell table:style-name="ce7" table:number-columns-repeated="3"/>
          <table:table-cell table:number-columns-repeated="2"/>
          <table:table-cell table:style-name="ce14" office:value-type="float" office:value="31000" calcext:value-type="float">
            <text:p>3100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9600" calcext:value-type="float">
            <text:p>9600</text:p>
          </table:table-cell>
          <table:table-cell table:style-name="ce7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6900" calcext:value-type="float">
            <text:p>6900</text:p>
          </table:table-cell>
          <table:table-cell table:style-name="ce7"/>
          <table:table-cell table:number-columns-repeated="4"/>
          <table:table-cell table:style-name="ce7" office:value-type="float" office:value="16000" calcext:value-type="float">
            <text:p>16000</text:p>
          </table:table-cell>
          <table:table-cell table:style-name="ce14"/>
          <table:table-cell table:style-name="ce7" table:number-columns-repeated="4"/>
          <table:table-cell table:style-name="ce7" office:value-type="float" office:value="16000" calcext:value-type="float">
            <text:p>16000</text:p>
          </table:table-cell>
          <table:table-cell table:style-name="ce14"/>
          <table:table-cell table:style-name="ce7" table:number-columns-repeated="3"/>
          <table:table-cell table:number-columns-repeated="2"/>
          <table:table-cell table:style-name="ce14" office:value-type="float" office:value="24000" calcext:value-type="float">
            <text:p>2400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5000" calcext:value-type="float">
            <text:p>5000</text:p>
          </table:table-cell>
          <table:table-cell table:style-name="ce7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number-columns-repeated="4"/>
          <table:table-cell table:number-columns-repeated="4"/>
          <table:table-cell table:style-name="ce7" office:value-type="float" office:value="10000" calcext:value-type="float">
            <text:p>10000</text:p>
          </table:table-cell>
          <table:table-cell table:style-name="ce14"/>
          <table:table-cell table:style-name="ce7" table:number-columns-repeated="4"/>
          <table:table-cell table:style-name="ce7" office:value-type="float" office:value="10000" calcext:value-type="float">
            <text:p>10000</text:p>
          </table:table-cell>
          <table:table-cell table:style-name="ce14"/>
          <table:table-cell table:style-name="ce7" table:number-columns-repeated="3"/>
          <table:table-cell table:number-columns-repeated="2"/>
          <table:table-cell table:style-name="ce14" office:value-type="float" office:value="16000" calcext:value-type="float">
            <text:p>1600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3500" calcext:value-type="float">
            <text:p>3500</text:p>
          </table:table-cell>
          <table:table-cell table:style-name="ce7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 table:visibility="collapse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table:style-name="ce7" table:number-columns-repeated="4"/>
          <table:table-cell table:number-columns-repeated="4"/>
          <table:table-cell table:style-name="ce7" office:value-type="float" office:value="6800" calcext:value-type="float">
            <text:p>6800</text:p>
          </table:table-cell>
          <table:table-cell table:style-name="ce14"/>
          <table:table-cell table:style-name="ce7" table:number-columns-repeated="4"/>
          <table:table-cell table:style-name="ce7" office:value-type="float" office:value="6800" calcext:value-type="float">
            <text:p>6800</text:p>
          </table:table-cell>
          <table:table-cell table:style-name="ce14"/>
          <table:table-cell table:style-name="ce7" table:number-columns-repeated="3"/>
          <table:table-cell table:number-columns-repeated="2"/>
          <table:table-cell table:style-name="ce14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table:style-name="ce7"/>
          <table:table-cell table:style-name="ce7" office:value-type="float" office:value="40000" calcext:value-type="float">
            <text:p>40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 table:visibility="collapse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table:style-name="ce7" table:number-columns-repeated="4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 table:visibility="collapse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style-name="ce7" table:number-columns-repeated="4"/>
          <table:table-cell table:number-columns-repeated="4"/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3"/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style-name="ce7"/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/>
          <table:table-cell table:number-columns-repeated="3"/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4300" calcext:value-type="float">
            <text:p>4300</text:p>
          </table:table-cell>
          <table:table-cell table:style-name="ce14"/>
          <table:table-cell table:style-name="ce7" table:number-columns-repeated="3"/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4300" calcext:value-type="float">
            <text:p>4300</text:p>
          </table:table-cell>
          <table:table-cell table:style-name="ce14"/>
          <table:table-cell table:style-name="ce7" table:number-columns-repeated="3"/>
          <table:table-cell table:number-columns-repeated="2"/>
          <table:table-cell table:style-name="ce14" office:value-type="float" office:value="6500" calcext:value-type="float">
            <text:p>6500</text:p>
          </table:table-cell>
        </table:table-row>
        <table:table-row table:style-name="ro1" table:visibility="collapse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 table:number-columns-repeated="4"/>
          <table:table-cell table:number-columns-repeated="17"/>
          <table:table-cell table:style-name="ce14"/>
        </table:table-row>
        <table:table-row table:style-name="ro1" table:visibility="collapse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table:style-name="ce7" table:number-columns-repeated="4"/>
          <table:table-cell table:number-columns-repeated="1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style-name="ce7"/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/>
          <table:table-cell table:number-columns-repeated="18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8" table:number-columns-repeated="4"/>
          <table:table-cell table:style-name="ce10"/>
          <table:table-cell table:style-name="ce2" table:number-columns-repeated="2"/>
          <table:table-cell table:style-name="ce2" office:value-type="float" office:value="29000" calcext:value-type="float">
            <text:p>29000</text:p>
          </table:table-cell>
          <table:table-cell table:style-name="ce2" office:value-type="float" office:value="2300" calcext:value-type="float">
            <text:p>2300</text:p>
          </table:table-cell>
          <table:table-cell table:style-name="ce15" office:value-type="float" office:value="620" calcext:value-type="float">
            <text:p>620</text:p>
          </table:table-cell>
          <table:table-cell table:style-name="ce2" table:number-columns-repeated="3"/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2700" calcext:value-type="float">
            <text:p>2700</text:p>
          </table:table-cell>
          <table:table-cell table:style-name="ce15" office:value-type="float" office:value="555" calcext:value-type="float">
            <text:p>555</text:p>
          </table:table-cell>
          <table:table-cell table:style-name="ce2" table:number-columns-repeated="5"/>
          <table:table-cell table:style-name="ce15" office:value-type="float" office:value="4400" calcext:value-type="float">
            <text:p>4400</text:p>
          </table:table-cell>
        </table:table-row>
        <table:table-row table:style-name="ro1" table:visibility="collapse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400" calcext:value-type="float">
            <text:p>16400</text:p>
          </table:table-cell>
          <table:table-cell office:value-type="float" office:value="950" calcext:value-type="float">
            <text:p>950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 table:visibility="collapse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26000" calcext:value-type="float">
            <text:p>26000</text:p>
          </table:table-cell>
          <table:table-cell office:value-type="float" office:value="1700" calcext:value-type="float">
            <text:p>170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23000" calcext:value-type="float">
            <text:p>23000</text:p>
          </table:table-cell>
          <table:table-cell office:value-type="float" office:value="1744" calcext:value-type="float">
            <text:p>1744</text:p>
          </table:table-cell>
          <table:table-cell office:value-type="float" office:value="350" calcext:value-type="float">
            <text:p>350</text:p>
          </table:table-cell>
          <table:table-cell table:number-columns-repeated="5"/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800" calcext:value-type="float">
            <text:p>11800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 table:visibility="collapse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office:value-type="float" office:value="470" calcext:value-type="float">
            <text:p>470</text:p>
          </table:table-cell>
          <table:table-cell table:number-columns-repeated="4"/>
          <table:table-cell office:value-type="float" office:value="20400" calcext:value-type="float">
            <text:p>20400</text:p>
          </table:table-cell>
          <table:table-cell office:value-type="float" office:value="1230" calcext:value-type="float">
            <text:p>1230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16600" calcext:value-type="float">
            <text:p>16600</text:p>
          </table:table-cell>
          <table:table-cell office:value-type="float" office:value="1111" calcext:value-type="float">
            <text:p>1111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32000" calcext:value-type="float">
            <text:p>32000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 table:visibility="collapse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333" calcext:value-type="float">
            <text:p>3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3900" calcext:value-type="float">
            <text:p>13900</text:p>
          </table:table-cell>
          <table:table-cell office:value-type="float" office:value="810" calcext:value-type="float">
            <text:p>810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0700" calcext:value-type="float">
            <text:p>10700</text:p>
          </table:table-cell>
          <table:table-cell office:value-type="float" office:value="705" calcext:value-type="float">
            <text:p>70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22000" calcext:value-type="float">
            <text:p>22000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 table:visibility="collapse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 office:value-type="float" office:value="235" calcext:value-type="float">
            <text:p>235</text:p>
          </table:table-cell>
          <table:table-cell table:number-columns-repeated="19"/>
        </table:table-row>
        <table:table-row table:style-name="ro1" table:visibility="collapse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8900" calcext:value-type="float">
            <text:p>8900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800" calcext:value-type="float">
            <text:p>68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000" calcext:value-type="float">
            <text:p>34000</text:p>
          </table:table-cell>
          <table:table-cell office:value-type="float" office:value="3040" calcext:value-type="float">
            <text:p>3040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28700" calcext:value-type="float">
            <text:p>28700</text:p>
          </table:table-cell>
          <table:table-cell table:style-name="ce3" office:value-type="float" office:value="2150" calcext:value-type="float">
            <text:p>2150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3" office:value-type="float" office:value="5700" calcext:value-type="float">
            <text:p>5700</text:p>
          </table:table-cell>
          <table:table-cell table:style-name="ce3" office:value-type="float" office:value="320" calcext:value-type="float">
            <text:p>320</text:p>
          </table:table-cell>
          <table:table-cell table:style-name="ce16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280" calcext:value-type="float">
            <text:p>280</text:p>
          </table:table-cell>
          <table:table-cell table:style-name="ce16" office:value-type="float" office:value="68" calcext:value-type="float">
            <text:p>68</text:p>
          </table:table-cell>
          <table:table-cell table:style-name="ce3" table:number-columns-repeated="3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400" calcext:value-type="float">
            <text:p>2400</text:p>
          </table:table-cell>
          <table:table-cell table:style-name="ce16" office:value-type="float" office:value="510" calcext:value-type="float">
            <text:p>510</text:p>
          </table:table-cell>
        </table:table-row>
        <table:table-row table:style-name="ro1" table:visibility="collapse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510" calcext:value-type="float">
            <text:p>151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8"/>
          <table:table-cell office:value-type="float" office:value="31100" calcext:value-type="float">
            <text:p>31100</text:p>
          </table:table-cell>
          <table:table-cell office:value-type="float" office:value="3680" calcext:value-type="float">
            <text:p>36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2400" calcext:value-type="float">
            <text:p>32400</text:p>
          </table:table-cell>
          <table:table-cell office:value-type="float" office:value="2700" calcext:value-type="float">
            <text:p>2700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00" calcext:value-type="float">
            <text:p>6500</text:p>
          </table:table-cell>
          <table:table-cell office:value-type="float" office:value="1600" calcext:value-type="float">
            <text:p>16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 table:visibility="collapse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4500" calcext:value-type="float">
            <text:p>14500</text:p>
          </table:table-cell>
          <table:table-cell office:value-type="float" office:value="1070" calcext:value-type="float">
            <text:p>1070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8"/>
          <table:table-cell office:value-type="float" office:value="19700" calcext:value-type="float">
            <text:p>19700</text:p>
          </table:table-cell>
          <table:table-cell office:value-type="float" office:value="2350" calcext:value-type="float">
            <text:p>23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0250" calcext:value-type="float">
            <text:p>20250</text:p>
          </table:table-cell>
          <table:table-cell office:value-type="float" office:value="1680" calcext:value-type="float">
            <text:p>168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0200" calcext:value-type="float">
            <text:p>10200</text:p>
          </table:table-cell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11" calcext:value-type="float">
            <text:p>-1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7260" calcext:value-type="float">
            <text:p>7260</text:p>
          </table:table-cell>
          <table:table-cell office:value-type="float" office:value="528" calcext:value-type="float">
            <text:p>528</text:p>
          </table:table-cell>
          <table:table-cell table:number-columns-repeated="10"/>
          <table:table-cell office:value-type="float" office:value="12000" calcext:value-type="float">
            <text:p>12000</text:p>
          </table:table-cell>
          <table:table-cell office:value-type="float" office:value="1050" calcext:value-type="float">
            <text:p>10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2000" calcext:value-type="float">
            <text:p>22000</text:p>
          </table:table-cell>
          <table:table-cell office:value-type="float" office:value="2600" calcext:value-type="float">
            <text:p>2600</text:p>
          </table:table-cell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collapse"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14" calcext:value-type="float">
            <text:p>-1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 table:number-columns-repeated="8"/>
          <table:table-cell office:value-type="float" office:value="12300" calcext:value-type="float">
            <text:p>12300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office:value-type="float" office:value="11000" calcext:value-type="float">
            <text:p>11000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 table:visibility="collapse">
          <table:table-cell table:number-columns-repeated="2"/>
          <table:table-cell office:value-type="float" office:value="-17" calcext:value-type="float">
            <text:p>-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8" calcext:value-type="float">
            <text:p>-1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19" calcext:value-type="float">
            <text:p>-1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7800" calcext:value-type="float">
            <text:p>7800</text:p>
          </table:table-cell>
          <table:table-cell office:value-type="float" office:value="550" calcext:value-type="float">
            <text:p>550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float" office:value="422" calcext:value-type="float">
            <text:p>422</text:p>
          </table:table-cell>
          <table:table-cell table:number-columns-repeated="4"/>
          <table:table-cell office:value-type="float" office:value="8900" calcext:value-type="float">
            <text:p>8900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1" calcext:value-type="float">
            <text:p>-2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2500" calcext:value-type="float">
            <text:p>2500</text:p>
          </table:table-cell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22" calcext:value-type="float">
            <text:p>-22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23" calcext:value-type="float">
            <text:p>-2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1800" calcext:value-type="float">
            <text:p>1800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2000" calcext:value-type="float">
            <text:p>32000</text:p>
          </table:table-cell>
          <table:table-cell office:value-type="float" office:value="3220" calcext:value-type="float">
            <text:p>3220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5600" calcext:value-type="float">
            <text:p>5600</text:p>
          </table:table-cell>
          <table:table-cell office:value-type="float" office:value="630" calcext:value-type="float">
            <text:p>63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 table:visibility="collapse">
          <table:table-cell table:number-columns-repeated="2"/>
          <table:table-cell office:value-type="float" office:value="-25" calcext:value-type="float">
            <text:p>-25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26" calcext:value-type="float">
            <text:p>-2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27" calcext:value-type="float">
            <text:p>-27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1260" calcext:value-type="float">
            <text:p>1260</text:p>
          </table:table-cell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-28" calcext:value-type="float">
            <text:p>-28</text:p>
          </table:table-cell>
          <table:table-cell table:number-columns-repeated="7"/>
          <table:table-cell office:value-type="float" office:value="38000" calcext:value-type="float">
            <text:p>38000</text:p>
          </table:table-cell>
          <table:table-cell office:value-type="float" office:value="3200" calcext:value-type="float">
            <text:p>320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office:value-type="float" office:value="2020" calcext:value-type="float">
            <text:p>2020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collapse">
          <table:table-cell table:number-columns-repeated="2"/>
          <table:table-cell office:value-type="float" office:value="-29" calcext:value-type="float">
            <text:p>-2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30" calcext:value-type="float">
            <text:p>-30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890" calcext:value-type="float">
            <text:p>890</text:p>
          </table:table-cell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31" calcext:value-type="float">
            <text:p>-3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table:number-columns-repeated="7"/>
          <table:table-cell office:value-type="float" office:value="27900" calcext:value-type="float">
            <text:p>27900</text:p>
          </table:table-cell>
          <table:table-cell office:value-type="float" office:value="1950" calcext:value-type="float">
            <text:p>1950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1200" calcext:value-type="float">
            <text:p>1200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33" calcext:value-type="float">
            <text:p>-33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633" calcext:value-type="float">
            <text:p>633</text:p>
          </table:table-cell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34" calcext:value-type="float">
            <text:p>-34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-36" calcext:value-type="float">
            <text:p>-36</text:p>
          </table:table-cell>
          <table:table-cell table:style-name="ce4"/>
          <table:table-cell table:style-name="ce4" office:value-type="float" office:value="6900" calcext:value-type="float">
            <text:p>690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12"/>
          <table:table-cell table:style-name="ce4" office:value-type="float" office:value="17800" calcext:value-type="float">
            <text:p>17800</text:p>
          </table:table-cell>
          <table:table-cell table:style-name="ce4" office:value-type="float" office:value="1250" calcext:value-type="float">
            <text:p>1250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17"/>
          <table:table-cell table:style-name="ce4"/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60" calcext:value-type="float">
            <text:p>160</text:p>
          </table:table-cell>
          <table:table-cell table:style-name="ce4"/>
          <table:table-cell table:style-name="ce17"/>
        </table:table-row>
        <table:table-row table:style-name="ro1" table:visibility="collapse">
          <table:table-cell table:number-columns-repeated="2"/>
          <table:table-cell office:value-type="float" office:value="-37" calcext:value-type="float">
            <text:p>-37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38" calcext:value-type="float">
            <text:p>-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39" calcext:value-type="float">
            <text:p>-3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table:number-columns-repeated="7"/>
          <table:table-cell office:value-type="float" office:value="11200" calcext:value-type="float">
            <text:p>11200</text:p>
          </table:table-cell>
          <table:table-cell office:value-type="float" office:value="750" calcext:value-type="float">
            <text:p>7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300" calcext:value-type="float">
            <text:p>7300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870" calcext:value-type="float">
            <text:p>8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-41" calcext:value-type="float">
            <text:p>-4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42" calcext:value-type="float">
            <text:p>-4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office:value-type="float" office:value="-43" calcext:value-type="float">
            <text:p>-4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44" calcext:value-type="float">
            <text:p>-44</text:p>
          </table:table-cell>
          <table:table-cell table:number-columns-repeated="7"/>
          <table:table-cell office:value-type="float" office:value="7200" calcext:value-type="float">
            <text:p>72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4600" calcext:value-type="float">
            <text:p>4600</text:p>
          </table:table-cell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35000" calcext:value-type="float">
            <text:p>35000</text:p>
          </table:table-cell>
          <table:table-cell office:value-type="float" office:value="2600" calcext:value-type="float">
            <text:p>2600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 table:visibility="collapse">
          <table:table-cell table:number-columns-repeated="2"/>
          <table:table-cell office:value-type="float" office:value="-46" calcext:value-type="float">
            <text:p>-46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47" calcext:value-type="float">
            <text:p>-4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26300" calcext:value-type="float">
            <text:p>26300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office:value-type="float" office:value="4900" calcext:value-type="float">
            <text:p>4900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900" calcext:value-type="float">
            <text:p>2900</text:p>
          </table:table-cell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5300" calcext:value-type="float">
            <text:p>530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18600" calcext:value-type="float">
            <text:p>18600</text:p>
          </table:table-cell>
          <table:table-cell office:value-type="float" office:value="1400" calcext:value-type="float">
            <text:p>140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-52" calcext:value-type="float">
            <text:p>-52</text:p>
          </table:table-cell>
          <table:table-cell table:number-columns-repeated="6"/>
          <table:table-cell office:value-type="float" office:value="29000" calcext:value-type="float">
            <text:p>29000</text:p>
          </table:table-cell>
          <table:table-cell office:value-type="float" office:value="3400" calcext:value-type="float">
            <text:p>3400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6000" calcext:value-type="float">
            <text:p>16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400" calcext:value-type="float">
            <text:p>340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 table:visibility="collapse">
          <table:table-cell table:number-columns-repeated="2"/>
          <table:table-cell office:value-type="float" office:value="-53" calcext:value-type="float">
            <text:p>-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13200" calcext:value-type="float">
            <text:p>13200</text:p>
          </table:table-cell>
          <table:table-cell office:value-type="float" office:value="1135" calcext:value-type="float">
            <text:p>1135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office:value-type="float" office:value="-55" calcext:value-type="float">
            <text:p>-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table:number-columns-repeated="6"/>
          <table:table-cell office:value-type="float" office:value="19000" calcext:value-type="float">
            <text:p>19000</text:p>
          </table:table-cell>
          <table:table-cell office:value-type="float" office:value="2400" calcext:value-type="float">
            <text:p>240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2200" calcext:value-type="float">
            <text:p>22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9400" calcext:value-type="float">
            <text:p>9400</text:p>
          </table:table-cell>
          <table:table-cell office:value-type="float" office:value="900" calcext:value-type="float">
            <text:p>90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office:value-type="float" office:value="-58" calcext:value-type="float">
            <text:p>-58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59" calcext:value-type="float">
            <text:p>-5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6800" calcext:value-type="float">
            <text:p>6800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6300" calcext:value-type="float">
            <text:p>6300</text:p>
          </table:table-cell>
          <table:table-cell office:value-type="float" office:value="830" calcext:value-type="float">
            <text:p>83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 table:visibility="collapse">
          <table:table-cell table:number-columns-repeated="2"/>
          <table:table-cell office:value-type="float" office:value="-61" calcext:value-type="float">
            <text:p>-61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4900" calcext:value-type="float">
            <text:p>490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table:number-columns-repeated="6"/>
          <table:table-cell office:value-type="float" office:value="7800" calcext:value-type="float">
            <text:p>78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650" calcext:value-type="float">
            <text:p>6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2500" calcext:value-type="float">
            <text:p>12500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3500" calcext:value-type="float">
            <text:p>3500</text:p>
          </table:table-cell>
          <table:table-cell table:number-columns-repeated="23"/>
        </table:table-row>
        <table:table-row table:style-name="ro1" table:visibility="collapse">
          <table:table-cell table:number-columns-repeated="2"/>
          <table:table-cell office:value-type="float" office:value="-67" calcext:value-type="float">
            <text:p>-6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68" calcext:value-type="float">
            <text:p>-68</text:p>
          </table:table-cell>
          <table:table-cell table:number-columns-repeated="6"/>
          <table:table-cell office:value-type="float" office:value="5200" calcext:value-type="float">
            <text:p>5200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2500" calcext:value-type="float">
            <text:p>2500</text:p>
          </table:table-cell>
          <table:table-cell table:number-columns-repeated="23"/>
        </table:table-row>
        <table:table-row table:style-name="ro1" table:visibility="collapse">
          <table:table-cell table:number-columns-repeated="2"/>
          <table:table-cell office:value-type="float" office:value="-70" calcext:value-type="float">
            <text:p>-70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71" calcext:value-type="float">
            <text:p>-7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-72" calcext:value-type="float">
            <text:p>-72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table:number-columns-repeated="5"/>
          <table:table-cell table:style-name="ce12" office:value-type="float" office:value="3500" calcext:value-type="float">
            <text:p>3500</text:p>
          </table:table-cell>
          <table:table-cell table:style-name="ce4" table:number-columns-repeated="4"/>
          <table:table-cell table:style-name="ce17"/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490" calcext:value-type="float">
            <text:p>490</text:p>
          </table:table-cell>
          <table:table-cell table:style-name="ce4" table:number-columns-repeated="3"/>
          <table:table-cell table:style-name="ce17"/>
          <table:table-cell table:style-name="ce4" office:value-type="float" office:value="5000" calcext:value-type="float">
            <text:p>5000</text:p>
          </table:table-cell>
          <table:table-cell table:style-name="ce4" table:number-columns-repeated="4"/>
          <table:table-cell table:style-name="ce17"/>
        </table:table-row>
        <table:table-row table:style-name="ro1" table:visibility="collapse">
          <table:table-cell table:number-columns-repeated="2"/>
          <table:table-cell office:value-type="float" office:value="-73" calcext:value-type="float">
            <text:p>-73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74" calcext:value-type="float">
            <text:p>-7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1400" calcext:value-type="float">
            <text:p>140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number-columns-repeated="5"/>
          <table:table-cell office:value-type="float" office:value="3200" calcext:value-type="float">
            <text:p>320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-77" calcext:value-type="float">
            <text:p>-7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1000" calcext:value-type="float">
            <text:p>1000</text:p>
          </table:table-cell>
          <table:table-cell table:number-columns-repeated="23"/>
        </table:table-row>
        <table:table-row table:style-name="ro1" table:visibility="collapse">
          <table:table-cell table:number-columns-repeated="2"/>
          <table:table-cell office:value-type="float" office:value="-79" calcext:value-type="float">
            <text:p>-7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6"/>
          <table:table-cell office:value-type="float" office:value="1900" calcext:value-type="float">
            <text:p>1900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1" calcext:value-type="float">
            <text:p>-81</text:p>
          </table:table-cell>
          <table:table-cell office:value-type="float" office:value="900" calcext:value-type="float">
            <text:p>900</text:p>
          </table:table-cell>
          <table:table-cell table:number-columns-repeated="23"/>
        </table:table-row>
        <table:table-row table:style-name="ro1" table:visibility="collapse">
          <table:table-cell table:number-columns-repeated="2"/>
          <table:table-cell office:value-type="float" office:value="-82" calcext:value-type="float">
            <text:p>-82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-85" calcext:value-type="float">
            <text:p>-85</text:p>
          </table:table-cell>
          <table:table-cell table:number-columns-repeated="24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87" calcext:value-type="float">
            <text:p>-87</text:p>
          </table:table-cell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6"/>
          <table:table-cell office:value-type="float" office:value="1100" calcext:value-type="float">
            <text:p>11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-89" calcext:value-type="float">
            <text:p>-8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" table:visibility="collapse">
          <table:table-cell table:number-columns-repeated="2"/>
          <table:table-cell office:value-type="float" office:value="-91" calcext:value-type="float">
            <text:p>-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18"/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-93" calcext:value-type="float">
            <text:p>-93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94" calcext:value-type="float">
            <text:p>-94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95" calcext:value-type="float">
            <text:p>-95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-96" calcext:value-type="float">
            <text:p>-96</text:p>
          </table:table-cell>
          <table:table-cell table:style-name="ce4" table:number-columns-repeated="6"/>
          <table:table-cell table:style-name="ce12"/>
          <table:table-cell table:style-name="ce4" table:number-columns-repeated="4"/>
          <table:table-cell table:style-name="ce17"/>
          <table:table-cell table:style-name="ce4" table:number-columns-repeated="6"/>
          <table:table-cell table:style-name="ce4" office:value-type="float" office:value="500" calcext:value-type="float">
            <text:p>500</text:p>
          </table:table-cell>
          <table:table-cell table:style-name="ce4" table:number-columns-repeated="4"/>
          <table:table-cell table:style-name="ce17"/>
        </table:table-row>
        <table:table-row table:style-name="ro1" table:visibility="collapse">
          <table:table-cell table:number-columns-repeated="2"/>
          <table:table-cell office:value-type="float" office:value="-97" calcext:value-type="float">
            <text:p>-97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98" calcext:value-type="float">
            <text:p>-98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99" calcext:value-type="float">
            <text:p>-99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0" calcext:value-type="float">
            <text:p>-100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1" calcext:value-type="float">
            <text:p>-101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2" calcext:value-type="float">
            <text:p>-102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3" calcext:value-type="float">
            <text:p>-103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4" calcext:value-type="float">
            <text:p>-104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5" calcext:value-type="float">
            <text:p>-105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6" calcext:value-type="float">
            <text:p>-106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7" calcext:value-type="float">
            <text:p>-107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8" calcext:value-type="float">
            <text:p>-108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09" calcext:value-type="float">
            <text:p>-109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0" calcext:value-type="float">
            <text:p>-110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1" calcext:value-type="float">
            <text:p>-111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2" calcext:value-type="float">
            <text:p>-112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3" calcext:value-type="float">
            <text:p>-113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4" calcext:value-type="float">
            <text:p>-114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5" calcext:value-type="float">
            <text:p>-115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6" calcext:value-type="float">
            <text:p>-116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7" calcext:value-type="float">
            <text:p>-117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8" calcext:value-type="float">
            <text:p>-118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-119" calcext:value-type="float">
            <text:p>-119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float" office:value="-120" calcext:value-type="float">
            <text:p>-120</text:p>
          </table:table-cell>
          <table:table-cell table:number-columns-repeated="17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1:36:25.228256774</meta:creation-date>
    <dc:date>2019-05-02T14:22:58.698731153</dc:date>
    <meta:editing-duration>PT1H26M9S</meta:editing-duration>
    <meta:editing-cycles>4</meta:editing-cycles>
    <meta:generator>LibreOffice/6.0.7.3$Linux_X86_64 LibreOffice_project/00m0$Build-3</meta:generator>
    <meta:document-statistic meta:table-count="1" meta:cell-count="493" meta:object-count="0"/>
  </office:meta>
</office:document-meta>
</file>